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bbe33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5" table:default-cell-style-name="ce5"/>
        <table:table-column table:style-name="co1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D= A+BN</text:p>
          </table:table-cell>
          <table:table-cell table:style-name="Default"/>
          <table:table-cell table:style-name="Default" office:value-type="string" calcext:value-type="string">
            <text:p>10-1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mín= N(N-1)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abla 1.1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Fclk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x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xN+A</text:p>
          </table:table-cell>
          <table:table-cell table:style-name="ce1" office:value-type="string" calcext:value-type="string">
            <text:p>Fout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6]*[.D6]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6]+[.F6]" office:value-type="float" office:value="1000" calcext:value-type="float">
            <text:p>1000</text:p>
          </table:table-cell>
          <table:table-cell table:style-name="ce2" table:formula="of:=[.G6]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7]*[.D7]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7]+[.F7]" office:value-type="float" office:value="1001" calcext:value-type="float">
            <text:p>1001</text:p>
          </table:table-cell>
          <table:table-cell table:style-name="ce2" table:formula="of:=[.G7]" office:value-type="float" office:value="1001" calcext:value-type="float">
            <text:p>100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8]*[.D8]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8]+[.F8]" office:value-type="float" office:value="1002" calcext:value-type="float">
            <text:p>1002</text:p>
          </table:table-cell>
          <table:table-cell table:style-name="ce2" table:formula="of:=[.G8]" office:value-type="float" office:value="1002" calcext:value-type="float">
            <text:p>1002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9]*[.D9]" office:value-type="float" office:value="1000" calcext:value-type="float">
            <text:p>1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E9]+[.F9]" office:value-type="float" office:value="1003" calcext:value-type="float">
            <text:p>1003</text:p>
          </table:table-cell>
          <table:table-cell table:style-name="ce2" table:formula="of:=[.G9]" office:value-type="float" office:value="1003" calcext:value-type="float">
            <text:p>1003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0]*[.D10]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10]+[.F10]" office:value-type="float" office:value="1004" calcext:value-type="float">
            <text:p>1004</text:p>
          </table:table-cell>
          <table:table-cell table:style-name="ce2" table:formula="of:=[.G10]" office:value-type="float" office:value="1004" calcext:value-type="float">
            <text:p>1004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1]*[.D11]" office:value-type="float" office:value="1000" calcext:value-type="float">
            <text:p>1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E11]+[.F11]" office:value-type="float" office:value="1005" calcext:value-type="float">
            <text:p>1005</text:p>
          </table:table-cell>
          <table:table-cell table:style-name="ce2" table:formula="of:=[.G11]" office:value-type="float" office:value="1005" calcext:value-type="float">
            <text:p>1005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2]*[.D12]" office:value-type="float" office:value="1000" calcext:value-type="float">
            <text:p>1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E12]+[.F12]" office:value-type="float" office:value="1006" calcext:value-type="float">
            <text:p>1006</text:p>
          </table:table-cell>
          <table:table-cell table:style-name="ce2" table:formula="of:=[.G12]" office:value-type="float" office:value="1006" calcext:value-type="float">
            <text:p>1006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3]*[.D13]" office:value-type="float" office:value="1000" calcext:value-type="float">
            <text:p>1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E13]+[.F13]" office:value-type="float" office:value="1007" calcext:value-type="float">
            <text:p>1007</text:p>
          </table:table-cell>
          <table:table-cell table:style-name="ce2" table:formula="of:=[.G13]" office:value-type="float" office:value="1007" calcext:value-type="float">
            <text:p>1007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4]*[.D14]" office:value-type="float" office:value="1000" calcext:value-type="float">
            <text:p>1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E14]+[.F14]" office:value-type="float" office:value="1008" calcext:value-type="float">
            <text:p>1008</text:p>
          </table:table-cell>
          <table:table-cell table:style-name="ce2" table:formula="of:=[.G14]" office:value-type="float" office:value="1008" calcext:value-type="float">
            <text:p>1008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5]*[.D15]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E15]+[.F15]" office:value-type="float" office:value="1009" calcext:value-type="float">
            <text:p>1009</text:p>
          </table:table-cell>
          <table:table-cell table:style-name="ce2" table:formula="of:=[.G15]" office:value-type="float" office:value="1009" calcext:value-type="float">
            <text:p>1009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6]*[.D16]" office:value-type="float" office:value="1010" calcext:value-type="float">
            <text:p>10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E16]+[.F16]" office:value-type="float" office:value="1010" calcext:value-type="float">
            <text:p>1010</text:p>
          </table:table-cell>
          <table:table-cell table:style-name="ce3" table:formula="of:=[.G16]" office:value-type="float" office:value="1010" calcext:value-type="float">
            <text:p>1010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7]*[.D17]" office:value-type="float" office:value="1010" calcext:value-type="float">
            <text:p>10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E17]+[.F17]" office:value-type="float" office:value="1011" calcext:value-type="float">
            <text:p>1011</text:p>
          </table:table-cell>
          <table:table-cell table:style-name="ce3" table:formula="of:=[.G17]" office:value-type="float" office:value="1011" calcext:value-type="float">
            <text:p>1011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8]*[.D18]" office:value-type="float" office:value="1010" calcext:value-type="float">
            <text:p>10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8]+[.F18]" office:value-type="float" office:value="1012" calcext:value-type="float">
            <text:p>1012</text:p>
          </table:table-cell>
          <table:table-cell table:style-name="ce3" table:formula="of:=[.G18]" office:value-type="float" office:value="1012" calcext:value-type="float">
            <text:p>1012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9]*[.D19]" office:value-type="float" office:value="1010" calcext:value-type="float">
            <text:p>101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19]+[.F19]" office:value-type="float" office:value="1013" calcext:value-type="float">
            <text:p>1013</text:p>
          </table:table-cell>
          <table:table-cell table:style-name="ce3" table:formula="of:=[.G19]" office:value-type="float" office:value="1013" calcext:value-type="float">
            <text:p>1013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0]*[.D20]" office:value-type="float" office:value="1010" calcext:value-type="float">
            <text:p>101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20]+[.F20]" office:value-type="float" office:value="1014" calcext:value-type="float">
            <text:p>1014</text:p>
          </table:table-cell>
          <table:table-cell table:style-name="ce3" table:formula="of:=[.G20]" office:value-type="float" office:value="1014" calcext:value-type="float">
            <text:p>1014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1]*[.D21]" office:value-type="float" office:value="1010" calcext:value-type="float">
            <text:p>101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E21]+[.F21]" office:value-type="float" office:value="1015" calcext:value-type="float">
            <text:p>1015</text:p>
          </table:table-cell>
          <table:table-cell table:style-name="ce3" table:formula="of:=[.G21]" office:value-type="float" office:value="1015" calcext:value-type="float">
            <text:p>1015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2]*[.D22]" office:value-type="float" office:value="1010" calcext:value-type="float">
            <text:p>101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E22]+[.F22]" office:value-type="float" office:value="1016" calcext:value-type="float">
            <text:p>1016</text:p>
          </table:table-cell>
          <table:table-cell table:style-name="ce3" table:formula="of:=[.G22]" office:value-type="float" office:value="1016" calcext:value-type="float">
            <text:p>1016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3]*[.D23]" office:value-type="float" office:value="1010" calcext:value-type="float">
            <text:p>101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E23]+[.F23]" office:value-type="float" office:value="1017" calcext:value-type="float">
            <text:p>1017</text:p>
          </table:table-cell>
          <table:table-cell table:style-name="ce3" table:formula="of:=[.G23]" office:value-type="float" office:value="1017" calcext:value-type="float">
            <text:p>1017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4]*[.D24]" office:value-type="float" office:value="1010" calcext:value-type="float">
            <text:p>10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24]+[.F24]" office:value-type="float" office:value="1018" calcext:value-type="float">
            <text:p>1018</text:p>
          </table:table-cell>
          <table:table-cell table:style-name="ce3" table:formula="of:=[.G24]" office:value-type="float" office:value="1018" calcext:value-type="float">
            <text:p>1018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5]*[.D25]" office:value-type="float" office:value="1010" calcext:value-type="float">
            <text:p>10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E25]+[.F25]" office:value-type="float" office:value="1019" calcext:value-type="float">
            <text:p>1019</text:p>
          </table:table-cell>
          <table:table-cell table:style-name="ce3" table:formula="of:=[.G25]" office:value-type="float" office:value="1019" calcext:value-type="float">
            <text:p>1019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26]*[.D26]" office:value-type="float" office:value="1020" calcext:value-type="float">
            <text:p>10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E26]+[.F26]" office:value-type="float" office:value="1020" calcext:value-type="float">
            <text:p>1020</text:p>
          </table:table-cell>
          <table:table-cell table:style-name="ce4" table:formula="of:=[.G26]" office:value-type="float" office:value="1020" calcext:value-type="float">
            <text:p>102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27]*[.D27]" office:value-type="float" office:value="1020" calcext:value-type="float">
            <text:p>10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27]+[.F27]" office:value-type="float" office:value="1021" calcext:value-type="float">
            <text:p>1021</text:p>
          </table:table-cell>
          <table:table-cell table:style-name="ce4" table:formula="of:=[.G27]" office:value-type="float" office:value="1021" calcext:value-type="float">
            <text:p>1021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abla 1.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Fclk [MHz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x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xN+A</text:p>
          </table:table-cell>
          <table:table-cell table:style-name="ce5" office:value-type="string" calcext:value-type="string">
            <text:p>Fout [MHz]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2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2]*[.D32]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[.E32]+[.F32]" office:value-type="float" office:value="480" calcext:value-type="float">
            <text:p>480</text:p>
          </table:table-cell>
          <table:table-cell table:formula="of:=[.B32]*[.G32]" office:value-type="float" office:value="96" calcext:value-type="float">
            <text:p>96.0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3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3]*[.D33]" office:value-type="float" office:value="480" calcext:value-type="float">
            <text:p>480</text:p>
          </table:table-cell>
          <table:table-cell table:formula="of:=[.F32]+1" office:value-type="float" office:value="1" calcext:value-type="float">
            <text:p>1</text:p>
          </table:table-cell>
          <table:table-cell table:formula="of:=[.E33]+[.F33]" office:value-type="float" office:value="481" calcext:value-type="float">
            <text:p>481</text:p>
          </table:table-cell>
          <table:table-cell table:formula="of:=[.B33]*[.G33]" office:value-type="float" office:value="96.2" calcext:value-type="float">
            <text:p>96.2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4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4]*[.D34]" office:value-type="float" office:value="480" calcext:value-type="float">
            <text:p>480</text:p>
          </table:table-cell>
          <table:table-cell table:formula="of:=[.F33]+1" office:value-type="float" office:value="2" calcext:value-type="float">
            <text:p>2</text:p>
          </table:table-cell>
          <table:table-cell table:formula="of:=[.E34]+[.F34]" office:value-type="float" office:value="482" calcext:value-type="float">
            <text:p>482</text:p>
          </table:table-cell>
          <table:table-cell table:formula="of:=[.B34]*[.G34]" office:value-type="float" office:value="96.4" calcext:value-type="float">
            <text:p>96.4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5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5]*[.D35]" office:value-type="float" office:value="480" calcext:value-type="float">
            <text:p>480</text:p>
          </table:table-cell>
          <table:table-cell table:formula="of:=[.F34]+1" office:value-type="float" office:value="3" calcext:value-type="float">
            <text:p>3</text:p>
          </table:table-cell>
          <table:table-cell table:formula="of:=[.E35]+[.F35]" office:value-type="float" office:value="483" calcext:value-type="float">
            <text:p>483</text:p>
          </table:table-cell>
          <table:table-cell table:formula="of:=[.B35]*[.G35]" office:value-type="float" office:value="96.6" calcext:value-type="float">
            <text:p>96.6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6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6]*[.D36]" office:value-type="float" office:value="480" calcext:value-type="float">
            <text:p>480</text:p>
          </table:table-cell>
          <table:table-cell table:formula="of:=[.F35]+1" office:value-type="float" office:value="4" calcext:value-type="float">
            <text:p>4</text:p>
          </table:table-cell>
          <table:table-cell table:formula="of:=[.E36]+[.F36]" office:value-type="float" office:value="484" calcext:value-type="float">
            <text:p>484</text:p>
          </table:table-cell>
          <table:table-cell table:formula="of:=[.B36]*[.G36]" office:value-type="float" office:value="96.8" calcext:value-type="float">
            <text:p>96.8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7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7]*[.D37]" office:value-type="float" office:value="480" calcext:value-type="float">
            <text:p>480</text:p>
          </table:table-cell>
          <table:table-cell table:formula="of:=[.F36]+1" office:value-type="float" office:value="5" calcext:value-type="float">
            <text:p>5</text:p>
          </table:table-cell>
          <table:table-cell table:formula="of:=[.E37]+[.F37]" office:value-type="float" office:value="485" calcext:value-type="float">
            <text:p>485</text:p>
          </table:table-cell>
          <table:table-cell table:formula="of:=[.B37]*[.G37]" office:value-type="float" office:value="97" calcext:value-type="float">
            <text:p>97.0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8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80" calcext:value-type="float">
            <text:p>480</text:p>
          </table:table-cell>
          <table:table-cell table:formula="of:=[.F37]+1" office:value-type="float" office:value="6" calcext:value-type="float">
            <text:p>6</text:p>
          </table:table-cell>
          <table:table-cell table:formula="of:=[.E38]+[.F38]" office:value-type="float" office:value="486" calcext:value-type="float">
            <text:p>486</text:p>
          </table:table-cell>
          <table:table-cell table:formula="of:=[.B38]*[.G38]" office:value-type="float" office:value="97.2" calcext:value-type="float">
            <text:p>97.2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39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39]*[.D39]" office:value-type="float" office:value="480" calcext:value-type="float">
            <text:p>480</text:p>
          </table:table-cell>
          <table:table-cell table:formula="of:=[.F38]+1" office:value-type="float" office:value="7" calcext:value-type="float">
            <text:p>7</text:p>
          </table:table-cell>
          <table:table-cell table:formula="of:=[.E39]+[.F39]" office:value-type="float" office:value="487" calcext:value-type="float">
            <text:p>487</text:p>
          </table:table-cell>
          <table:table-cell table:formula="of:=[.B39]*[.G39]" office:value-type="float" office:value="97.4" calcext:value-type="float">
            <text:p>97.4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0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0]*[.D40]" office:value-type="float" office:value="480" calcext:value-type="float">
            <text:p>480</text:p>
          </table:table-cell>
          <table:table-cell table:formula="of:=[.F39]+1" office:value-type="float" office:value="8" calcext:value-type="float">
            <text:p>8</text:p>
          </table:table-cell>
          <table:table-cell table:formula="of:=[.E40]+[.F40]" office:value-type="float" office:value="488" calcext:value-type="float">
            <text:p>488</text:p>
          </table:table-cell>
          <table:table-cell table:formula="of:=[.B40]*[.G40]" office:value-type="float" office:value="97.6" calcext:value-type="float">
            <text:p>97.6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1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1]*[.D41]" office:value-type="float" office:value="480" calcext:value-type="float">
            <text:p>480</text:p>
          </table:table-cell>
          <table:table-cell table:formula="of:=[.F40]+1" office:value-type="float" office:value="9" calcext:value-type="float">
            <text:p>9</text:p>
          </table:table-cell>
          <table:table-cell table:formula="of:=[.E41]+[.F41]" office:value-type="float" office:value="489" calcext:value-type="float">
            <text:p>489</text:p>
          </table:table-cell>
          <table:table-cell table:formula="of:=[.B41]*[.G41]" office:value-type="float" office:value="97.8" calcext:value-type="float">
            <text:p>97.8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2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2]*[.D42]" office:value-type="float" office:value="480" calcext:value-type="float">
            <text:p>480</text:p>
          </table:table-cell>
          <table:table-cell table:formula="of:=[.F41]+1" office:value-type="float" office:value="10" calcext:value-type="float">
            <text:p>10</text:p>
          </table:table-cell>
          <table:table-cell table:formula="of:=[.E42]+[.F42]" office:value-type="float" office:value="490" calcext:value-type="float">
            <text:p>490</text:p>
          </table:table-cell>
          <table:table-cell table:formula="of:=[.B42]*[.G42]" office:value-type="float" office:value="98" calcext:value-type="float">
            <text:p>98.0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3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3]*[.D43]" office:value-type="float" office:value="480" calcext:value-type="float">
            <text:p>480</text:p>
          </table:table-cell>
          <table:table-cell table:formula="of:=[.F42]+1" office:value-type="float" office:value="11" calcext:value-type="float">
            <text:p>11</text:p>
          </table:table-cell>
          <table:table-cell table:formula="of:=[.E43]+[.F43]" office:value-type="float" office:value="491" calcext:value-type="float">
            <text:p>491</text:p>
          </table:table-cell>
          <table:table-cell table:formula="of:=[.B43]*[.G43]" office:value-type="float" office:value="98.2" calcext:value-type="float">
            <text:p>98.2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4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4]*[.D44]" office:value-type="float" office:value="480" calcext:value-type="float">
            <text:p>480</text:p>
          </table:table-cell>
          <table:table-cell table:formula="of:=[.F43]+1" office:value-type="float" office:value="12" calcext:value-type="float">
            <text:p>12</text:p>
          </table:table-cell>
          <table:table-cell table:formula="of:=[.E44]+[.F44]" office:value-type="float" office:value="492" calcext:value-type="float">
            <text:p>492</text:p>
          </table:table-cell>
          <table:table-cell table:formula="of:=[.B44]*[.G44]" office:value-type="float" office:value="98.4" calcext:value-type="float">
            <text:p>98.4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5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5]*[.D45]" office:value-type="float" office:value="480" calcext:value-type="float">
            <text:p>480</text:p>
          </table:table-cell>
          <table:table-cell table:formula="of:=[.F44]+1" office:value-type="float" office:value="13" calcext:value-type="float">
            <text:p>13</text:p>
          </table:table-cell>
          <table:table-cell table:formula="of:=[.E45]+[.F45]" office:value-type="float" office:value="493" calcext:value-type="float">
            <text:p>493</text:p>
          </table:table-cell>
          <table:table-cell table:formula="of:=[.B45]*[.G45]" office:value-type="float" office:value="98.6" calcext:value-type="float">
            <text:p>98.6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6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6]*[.D46]" office:value-type="float" office:value="480" calcext:value-type="float">
            <text:p>480</text:p>
          </table:table-cell>
          <table:table-cell table:formula="of:=[.F45]+1" office:value-type="float" office:value="14" calcext:value-type="float">
            <text:p>14</text:p>
          </table:table-cell>
          <table:table-cell table:formula="of:=[.E46]+[.F46]" office:value-type="float" office:value="494" calcext:value-type="float">
            <text:p>494</text:p>
          </table:table-cell>
          <table:table-cell table:formula="of:=[.B46]*[.G46]" office:value-type="float" office:value="98.8" calcext:value-type="float">
            <text:p>98.8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7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7]*[.D47]" office:value-type="float" office:value="480" calcext:value-type="float">
            <text:p>480</text:p>
          </table:table-cell>
          <table:table-cell table:formula="of:=[.F46]+1" office:value-type="float" office:value="15" calcext:value-type="float">
            <text:p>15</text:p>
          </table:table-cell>
          <table:table-cell table:formula="of:=[.E47]+[.F47]" office:value-type="float" office:value="495" calcext:value-type="float">
            <text:p>495</text:p>
          </table:table-cell>
          <table:table-cell table:formula="of:=[.B47]*[.G47]" office:value-type="float" office:value="99" calcext:value-type="float">
            <text:p>99.0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8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8]*[.D48]" office:value-type="float" office:value="480" calcext:value-type="float">
            <text:p>480</text:p>
          </table:table-cell>
          <table:table-cell table:formula="of:=[.F47]+1" office:value-type="float" office:value="16" calcext:value-type="float">
            <text:p>16</text:p>
          </table:table-cell>
          <table:table-cell table:formula="of:=[.E48]+[.F48]" office:value-type="float" office:value="496" calcext:value-type="float">
            <text:p>496</text:p>
          </table:table-cell>
          <table:table-cell table:formula="of:=[.B48]*[.G48]" office:value-type="float" office:value="99.2" calcext:value-type="float">
            <text:p>99.2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49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49]*[.D49]" office:value-type="float" office:value="480" calcext:value-type="float">
            <text:p>480</text:p>
          </table:table-cell>
          <table:table-cell table:formula="of:=[.F48]+1" office:value-type="float" office:value="17" calcext:value-type="float">
            <text:p>17</text:p>
          </table:table-cell>
          <table:table-cell table:formula="of:=[.E49]+[.F49]" office:value-type="float" office:value="497" calcext:value-type="float">
            <text:p>497</text:p>
          </table:table-cell>
          <table:table-cell table:formula="of:=[.B49]*[.G49]" office:value-type="float" office:value="99.4" calcext:value-type="float">
            <text:p>99.4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50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50]*[.D50]" office:value-type="float" office:value="480" calcext:value-type="float">
            <text:p>480</text:p>
          </table:table-cell>
          <table:table-cell table:formula="of:=[.F49]+1" office:value-type="float" office:value="18" calcext:value-type="float">
            <text:p>18</text:p>
          </table:table-cell>
          <table:table-cell table:formula="of:=[.E50]+[.F50]" office:value-type="float" office:value="498" calcext:value-type="float">
            <text:p>498</text:p>
          </table:table-cell>
          <table:table-cell table:formula="of:=[.B50]*[.G50]" office:value-type="float" office:value="99.6" calcext:value-type="float">
            <text:p>99.6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IF([.F51]&gt;19; 25; 24)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51]*[.D51]" office:value-type="float" office:value="480" calcext:value-type="float">
            <text:p>480</text:p>
          </table:table-cell>
          <table:table-cell table:formula="of:=[.F50]+1" office:value-type="float" office:value="19" calcext:value-type="float">
            <text:p>19</text:p>
          </table:table-cell>
          <table:table-cell table:formula="of:=[.E51]+[.F51]" office:value-type="float" office:value="499" calcext:value-type="float">
            <text:p>499</text:p>
          </table:table-cell>
          <table:table-cell table:formula="of:=[.B51]*[.G51]" office:value-type="float" office:value="99.8" calcext:value-type="float">
            <text:p>99.8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table:formula="of:=IF([.F51]=19; 25; 24)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2]*[.D52]" office:value-type="float" office:value="500" calcext:value-type="float">
            <text:p>500</text:p>
          </table:table-cell>
          <table:table-cell table:style-name="ce6" table:formula="of:=0" office:value-type="float" office:value="0" calcext:value-type="float">
            <text:p>0</text:p>
          </table:table-cell>
          <table:table-cell table:style-name="ce6" table:formula="of:=[.E52]+[.F52]" office:value-type="float" office:value="500" calcext:value-type="float">
            <text:p>500</text:p>
          </table:table-cell>
          <table:table-cell table:style-name="ce8" table:formula="of:=[.B52]*[.G52]" office:value-type="float" office:value="100" calcext:value-type="float">
            <text:p>100.0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3]*[.D53]" office:value-type="float" office:value="500" calcext:value-type="float">
            <text:p>500</text:p>
          </table:table-cell>
          <table:table-cell table:style-name="ce6" table:formula="of:=[.F52]+1" office:value-type="float" office:value="1" calcext:value-type="float">
            <text:p>1</text:p>
          </table:table-cell>
          <table:table-cell table:style-name="ce6" table:formula="of:=[.E53]+[.F53]" office:value-type="float" office:value="501" calcext:value-type="float">
            <text:p>501</text:p>
          </table:table-cell>
          <table:table-cell table:style-name="ce8" table:formula="of:=[.B53]*[.G53]" office:value-type="float" office:value="100.2" calcext:value-type="float">
            <text:p>100.2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4]*[.D54]" office:value-type="float" office:value="500" calcext:value-type="float">
            <text:p>5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E54]+[.F54]" office:value-type="float" office:value="502" calcext:value-type="float">
            <text:p>502</text:p>
          </table:table-cell>
          <table:table-cell table:style-name="ce8" table:formula="of:=[.B54]*[.G54]" office:value-type="float" office:value="100.4" calcext:value-type="float">
            <text:p>100.4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5]*[.D55]" office:value-type="float" office:value="500" calcext:value-type="float">
            <text:p>50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E55]+[.F55]" office:value-type="float" office:value="503" calcext:value-type="float">
            <text:p>503</text:p>
          </table:table-cell>
          <table:table-cell table:style-name="ce8" table:formula="of:=[.B55]*[.G55]" office:value-type="float" office:value="100.6" calcext:value-type="float">
            <text:p>100.6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6]*[.D56]" office:value-type="float" office:value="500" calcext:value-type="float">
            <text:p>50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E56]+[.F56]" office:value-type="float" office:value="504" calcext:value-type="float">
            <text:p>504</text:p>
          </table:table-cell>
          <table:table-cell table:style-name="ce8" table:formula="of:=[.B56]*[.G56]" office:value-type="float" office:value="100.8" calcext:value-type="float">
            <text:p>100.8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7]*[.D57]" office:value-type="float" office:value="500" calcext:value-type="float">
            <text:p>50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E57]+[.F57]" office:value-type="float" office:value="505" calcext:value-type="float">
            <text:p>505</text:p>
          </table:table-cell>
          <table:table-cell table:style-name="ce8" table:formula="of:=[.B57]*[.G57]" office:value-type="float" office:value="101" calcext:value-type="float">
            <text:p>101.0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8]*[.D58]" office:value-type="float" office:value="500" calcext:value-type="float">
            <text:p>5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E58]+[.F58]" office:value-type="float" office:value="506" calcext:value-type="float">
            <text:p>506</text:p>
          </table:table-cell>
          <table:table-cell table:style-name="ce8" table:formula="of:=[.B58]*[.G58]" office:value-type="float" office:value="101.2" calcext:value-type="float">
            <text:p>101.2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9]*[.D59]" office:value-type="float" office:value="500" calcext:value-type="float">
            <text:p>500</text:p>
          </table:table-cell>
          <table:table-cell table:style-name="ce6" table:formula="of:=[.F58]+1" office:value-type="float" office:value="7" calcext:value-type="float">
            <text:p>7</text:p>
          </table:table-cell>
          <table:table-cell table:style-name="ce6" table:formula="of:=[.E59]+[.F59]" office:value-type="float" office:value="507" calcext:value-type="float">
            <text:p>507</text:p>
          </table:table-cell>
          <table:table-cell table:style-name="ce8" table:formula="of:=[.B59]*[.G59]" office:value-type="float" office:value="101.4" calcext:value-type="float">
            <text:p>101.40</text:p>
          </table:table-cell>
        </table:table-row>
        <table:table-row table:style-name="ro1"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60]*[.D60]" office:value-type="float" office:value="500" calcext:value-type="float">
            <text:p>50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E60]+[.F60]" office:value-type="float" office:value="508" calcext:value-type="float">
            <text:p>508</text:p>
          </table:table-cell>
          <table:table-cell table:style-name="ce8" table:formula="of:=[.B60]*[.G60]" office:value-type="float" office:value="101.6" calcext:value-type="float">
            <text:p>101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2:44:54.193568319</meta:creation-date>
    <dc:date>2024-06-23T00:36:38.998218685</dc:date>
    <meta:editing-duration>PT1H51M33S</meta:editing-duration>
    <meta:editing-cycles>22</meta:editing-cycles>
    <meta:generator>LibreOffice/7.3.7.2$Linux_X86_64 LibreOffice_project/30$Build-2</meta:generator>
    <meta:document-statistic meta:table-count="1" meta:cell-count="376" meta:object-count="0"/>
  </office:meta>
</office:document-meta>
</file>